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40.22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ro10" style:family="table-row">
      <style:table-row-properties style:row-height="32.28mm" fo:break-before="auto" style:use-optimal-row-height="true"/>
    </style:style>
    <style:style style:name="ro11" style:family="table-row">
      <style:table-row-properties style:row-height="36.25mm" fo:break-before="auto" style:use-optimal-row-height="true"/>
    </style:style>
    <style:style style:name="ro12" style:family="table-row">
      <style:table-row-properties style:row-height="6.54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3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font-name="Liberation Sans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5pt" style:language-asian="hi" style:country-asian="IN" style:font-style-asian="normal" style:font-weight-asian="normal" style:font-name-complex="Lohit Devanagar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3pt" style:language-asian="hi" style:country-asian="IN" style:font-style-asian="normal" style:font-weight-asian="normal" style:font-name-complex="Lohit Devanagari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bce4e5" style:text-align-source="fix" style:repeat-content="false" fo:border="0.06pt solid #000000" style:vertical-align="top"/>
      <style:paragraph-properties fo:text-align="center" fo:margin-left="0mm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vertical-align="top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0.06pt solid #000000" fo:border-right="none" fo:border-top="none" style:vertical-align="top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none" style:vertical-align="top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 fo:border="0.06pt solid #000000" style:vertical-align="top"/>
      <style:text-properties style:font-name="F" fo:font-size="12pt" style:font-name-asian="Lohit Devanagari" style:font-size-asian="12pt" style:language-asian="hi" style:country-asian="IN"/>
    </style:style>
    <style:style style:name="ce15" style:family="table-cell" style:parent-style-name="Default">
      <style:table-cell-properties fo:border="0.06pt solid #000000" style:vertical-align="top"/>
      <style:text-properties style:font-name="Liberation Sans" fo:font-size="12pt" style:font-name-asian="Lohit Devanagari" style:font-size-asian="12pt" style:language-asian="hi" style:country-asian="IN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>
      <style:table-cell-properties fo:border-bottom="none" fo:border-left="none" fo:border-right="0.06pt solid #000000" fo:border-top="0.06pt solid #000000" style:vertical-align="top"/>
    </style:style>
    <style:style style:name="ce19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20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22" style:family="table-cell" style:parent-style-name="Default">
      <style:table-cell-properties fo:background-color="#bce4e5" style:text-align-source="fix" style:repeat-content="false" fo:wrap-option="wrap" fo:border="0.06pt solid #000000"/>
      <style:paragraph-properties fo:text-align="center" fo:margin-left="0mm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2pt" style:font-name-asian="Lohit Devanagari" style:font-size-asian="12pt" style:language-asian="hi" style:country-asian="IN"/>
    </style:style>
    <style:style style:name="ce1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 fo:border="0.06pt solid #000000" style:vertical-align="top"/>
      <style:text-properties style:use-window-font-color="true" style:font-name="Liberation Sans" fo:font-size="10pt" style:font-name-asian="Ubuntu" style:font-size-asian="6.40000009536743pt" style:font-name-complex="Ubuntu" style:font-size-complex="6.40000009536743pt"/>
    </style:style>
    <style:style style:name="ce29" style:family="table-cell" style:parent-style-name="Default">
      <style:table-cell-properties fo:border="0.06pt solid #000000" style:vertical-align="top"/>
    </style:style>
    <style:style style:name="T1" style:family="text">
      <style:text-properties style:text-overline-style="none" style:text-overline-color="font-color" style:font-size-asian="15pt" style:text-emphasize="none" style:font-style-asian="normal" style:font-weight-asian="normal" style:font-name-asian="Lohit Devanagari" style:language-asian="hi" style:country-asian="IN" style:text-line-through-mode="continuous" style:text-outline="false" style:text-line-through-type="none" fo:font-weight="normal" style:font-name="Liberation Sans" style:font-style-complex="normal" style:text-underline-style="none" style:text-underline-color="font-color" fo:font-style="normal" fo:text-shadow="none" style:letter-kerning="true" fo:language="pt" fo:country="BR" style:language-complex="hi" style:country-complex="IN" style:font-name-complex="Lohit Devanagari" style:font-weight-complex="normal" style:font-relief="none" style:font-size-complex="15pt"/>
    </style:style>
    <style:style style:name="T2" style:family="text">
      <style:text-properties style:text-underline-style="none" style:text-underline-color="font-color" style:font-weight-asian="normal" style:font-size-complex="13pt" style:font-relief="none" style:font-name-complex="Lohit Devanagari" style:language-complex="hi" style:country-complex="IN" fo:language="pt" fo:country="BR" style:letter-kerning="true" fo:text-shadow="none" fo:font-style="normal" style:font-style-complex="normal" style:font-name="Liberation Sans" style:text-overline-style="none" style:text-overline-color="font-color" style:text-line-through-type="none" style:text-outline="false" style:text-line-through-mode="continuous" style:language-asian="hi" style:country-asian="IN" style:font-name-asian="Lohit Devanagari" style:font-style-asian="normal" style:text-emphasize="none" style:font-size-asian="13pt" style:font-weight-complex="normal"/>
    </style:style>
    <style:style style:name="T3" style:family="text">
      <style:text-properties style:text-overline-style="none" style:text-overline-color="font-color" style:font-size-asian="13pt" style:text-emphasize="none" style:font-style-asian="normal" style:font-weight-asian="normal" style:font-name-asian="Lohit Devanagari" style:language-asian="hi" style:country-asian="IN" style:text-line-through-mode="continuous" style:text-outline="false" style:text-line-through-type="none" fo:font-weight="normal" style:font-name="Liberation Sans" style:font-style-complex="normal" style:text-underline-style="none" style:text-underline-color="font-color" fo:font-style="normal" fo:text-shadow="none" style:letter-kerning="true" fo:language="pt" fo:country="BR" style:language-complex="hi" style:country-complex="IN" style:font-name-complex="Lohit Devanagari" style:font-weight-complex="normal" style:font-relief="none" style:font-size-complex="13pt"/>
    </style:style>
    <style:style style:name="T4" style:family="text">
      <style:text-properties style:font-size-asian="12pt" style:text-overline-style="none" style:text-overline-color="font-color" style:text-emphasize="none" style:font-style-asian="normal" style:font-weight-asian="normal" style:font-name-asian="Lohit Devanagari" style:language-asian="hi" style:country-asian="IN" style:text-line-through-mode="continuous" style:text-outline="false" style:text-line-through-type="none" fo:font-weight="normal" style:font-name="Liberation Sans" style:font-style-complex="normal" fo:font-size="12pt" style:text-underline-style="none" style:text-underline-color="font-color" fo:font-style="normal" fo:text-shadow="none" style:letter-kerning="true" fo:language="pt" fo:country="BR" style:language-complex="hi" style:country-complex="IN" style:font-name-complex="Lohit Devanagari" style:font-size-complex="10pt" style:font-weight-complex="normal" style:font-relief="none"/>
    </style:style>
    <style:style style:name="T5" style:family="text">
      <style:text-properties style:font-style-complex="normal" style:font-relief="none" style:font-weight-complex="normal" style:font-size-complex="10pt" style:font-name-complex="Lohit Devanagari" style:language-complex="hi" style:country-complex="IN" fo:language="pt" fo:country="BR" style:letter-kerning="true" fo:text-shadow="none" fo:font-style="normal" style:text-underline-style="none" style:text-underline-color="font-color" fo:font-size="12pt" style:font-size-asian="12pt" style:font-name="Liberation Sans" fo:font-weight="normal" style:text-line-through-type="none" style:text-outline="false" style:text-line-through-mode="continuous" style:language-asian="hi" style:country-asian="IN" style:font-name-asian="Lohit Devanagari" style:font-weight-asian="normal" style:font-style-asian="normal" style:text-emphasize="none" style:text-overline-style="none" style:text-overline-color="font-color"/>
    </style:style>
    <style:style style:name="T6" style:family="text">
      <style:text-properties style:letter-kerning="true" style:font-name-asian="Lohit Devanagari"/>
    </style:style>
    <style:style style:name="T7" style:family="text">
      <style:text-properties style:letter-kerning="true" style:language-asian="hi" style:country-asian="IN" style:font-name-asian="Lohit Devanagari" style:font-size-asian="12pt"/>
    </style:style>
    <style:style style:name="T8" style:family="text">
      <style:text-properties fo:language="pt" fo:country="BR" style:font-name-asian="Lohit Devanagari" style:letter-kerning="tru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language-complex="hi" style:country-complex="IN" style:font-name-complex="Lohit Devanagari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asian="hi" style:country-asian="IN" style:font-size-asian="12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-complex="Lohit Devanagari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letter-kerning="true" style:language-asian="hi" style:country-asian="IN" style:font-name-asian="Lohit Devanagari" style:font-size-asian="12pt"/>
    </style:style>
    <style:style style:name="T10" style:family="text">
      <style:text-properties fo:language="pt" fo:country="BR" style:font-name-asian="Lohit Devanagari" style:letter-kerning="tru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language-complex="hi" style:country-complex="IN" style:font-name-complex="Lohit Devanagari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asian="hi" style:country-asian="IN" style:font-size-asian="12pt" style:font-name="Liberation Sans"/>
    </style:style>
    <style:style style:name="T11" style:family="text">
      <style:text-properties style:font-name-complex="Lohit Devanagari" style:font-name="Liberation Sans" style:font-size-asian="12pt" style:language-asian="hi" style:country-asian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 style:font-name-asian="Lohit Devanagari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2pt" style:font-relief="none" style:font-weight-complex="normal" style:font-size-complex="10pt" style:font-name-complex="Lohit Devanagari" style:language-complex="hi" style:country-complex="IN" fo:language="pt" fo:country="BR" style:letter-kerning="true" style:text-outline="false" style:text-line-through-type="none" fo:font-weight="normal" style:font-style-complex="normal" style:font-name="Liberation Sans" style:text-underline-style="none" style:text-underline-color="font-color" fo:font-style="normal" fo:text-shadow="none" style:text-line-through-mode="continuous" style:language-asian="hi" style:country-asian="IN" style:font-name-asian="Lohit Devanagari" style:font-size-asian="12pt" style:font-weight-asian="normal" style:font-style-asian="normal" style:text-emphasize="none" style:text-overline-style="none" style:text-overline-color="font-color"/>
    </style:style>
    <style:style style:name="T14" style:family="text">
      <style:text-properties style:font-relief="none" style:font-name="Liberation Sans" fo:font-weight="normal" fo:font-size="12pt" style:text-underline-style="none" style:text-underline-color="font-color" style:text-line-through-type="none" style:text-outline="false" fo:text-shadow="none" style:letter-kerning="true" style:text-line-through-mode="continuous" fo:language="pt" fo:country="BR" style:language-asian="hi" style:country-asian="IN" style:language-complex="hi" style:country-complex="IN" style:font-name-asian="Lohit Devanagari" style:font-name-complex="Lohit Devanagari" style:font-size-asian="12pt" style:font-size-complex="10pt" style:font-weight-asian="normal" style:font-weight-complex="normal" style:font-style-asian="normal" style:font-style-complex="normal" style:text-emphasize="none" fo:font-style="normal" style:text-overline-style="none" style:text-overline-color="font-color"/>
    </style:style>
    <style:style style:name="T15" style:family="text">
      <style:text-properties fo:font-size="12pt" style:font-relief="none" style:text-outline="false" style:text-line-through-type="none" fo:font-weight="normal" style:letter-kerning="true" fo:language="pt" fo:country="BR" style:language-complex="hi" style:country-complex="IN" style:font-name-complex="Lohit Devanagari" style:font-size-complex="10pt" style:font-weight-complex="normal" style:font-style-complex="normal" style:font-name="Liberation Sans" style:text-underline-style="none" style:text-underline-color="font-color" fo:font-style="normal" fo:text-shadow="none" style:text-line-through-mode="continuous" style:language-asian="hi" style:country-asian="IN" style:font-name-asian="Lohit Devanagari" style:font-size-asian="12pt" style:font-weight-asian="normal" style:font-style-asian="normal" style:text-emphasize="none" style:text-overline-style="none" style:text-overline-color="font-color"/>
    </style:style>
    <style:style style:name="T16" style:family="text">
      <style:text-properties fo:font-size="12pt" style:font-relief="none" style:font-name-complex="Lohit Devanagari" style:language-complex="hi" style:country-complex="IN" fo:language="pt" fo:country="BR" style:text-outline="false" style:text-line-through-type="none" fo:font-weight="normal" style:letter-kerning="true" style:font-size-complex="10pt" style:font-weight-complex="normal" style:font-style-complex="normal" style:font-name="Liberation Sans" style:text-underline-style="none" style:text-underline-color="font-color" fo:font-style="normal" fo:text-shadow="none" style:text-line-through-mode="continuous" style:language-asian="hi" style:country-asian="IN" style:font-name-asian="Lohit Devanagari" style:font-size-asian="12pt" style:font-weight-asian="normal" style:font-style-asian="normal" style:text-emphasize="none" style:text-overline-style="none" style:text-overline-color="font-color"/>
    </style:style>
    <style:style style:name="T17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pt" fo:country="BR" style:letter-kerning="true" style:text-outline="false" style:text-line-through-type="none" fo:font-weight="normal" style:text-emphasize="none" style:font-style-asian="normal" fo:font-style="normal" fo:font-size="12pt" style:text-underline-style="none" style:text-underline-color="font-color" fo:text-shadow="none" style:text-line-through-mode="continuous" style:language-asian="hi" style:country-asian="IN" style:font-name-asian="Lohit Devanagari" style:font-size-asian="12pt" style:font-weight-asian="normal" style:text-overline-style="none" style:text-overline-color="font-color"/>
    </style:style>
    <style:style style:name="T18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<text:span text:style-name="T1">Exercício 3 – Estrutura de Dados</text:span></text:p>
          </table:table-cell>
          <table:covered-table-cell table:style-name="ce16"/>
          <table:covered-table-cell table:style-name="ce21"/>
          <table:covered-table-cell table:number-columns-repeated="2" table:style-name="ce16"/>
        </table:table-row>
        <table:table-row table:style-name="ro2">
          <table:table-cell table:style-name="ce4" office:value-type="string" calcext:value-type="string" table:number-columns-spanned="5" table:number-rows-spanned="1">
            <text:p><text:span text:style-name="T2">Nome: Breno Poggiali de Sousa</text:span></text:p>
          </table:table-cell>
          <table:covered-table-cell table:style-name="ce16"/>
          <table:covered-table-cell table:style-name="ce21"/>
          <table:covered-table-cell table:number-columns-repeated="2" table:style-name="ce16"/>
        </table:table-row>
        <table:table-row table:style-name="ro2">
          <table:table-cell table:style-name="ce4" office:value-type="string" calcext:value-type="string" table:number-columns-spanned="5" table:number-rows-spanned="1">
            <text:p><text:span text:style-name="T3">Matrícula: 2018054800</text:span></text:p>
          </table:table-cell>
          <table:covered-table-cell table:style-name="ce16"/>
          <table:covered-table-cell table:style-name="ce21"/>
          <table:covered-table-cell table:number-columns-repeated="2" table:style-name="ce16"/>
        </table:table-row>
        <table:table-row table:style-name="ro3">
          <table:table-cell table:style-name="ce5" office:value-type="string" calcext:value-type="string">
            <text:p><text:span text:style-name="T4"/></text:p>
          </table:table-cell>
          <table:table-cell table:style-name="ce16"/>
          <table:table-cell table:style-name="ce21"/>
          <table:table-cell table:style-name="ce16" table:number-columns-repeated="2"/>
        </table:table-row>
        <table:table-row table:style-name="ro4">
          <table:table-cell table:style-name="ce5" office:value-type="string" calcext:value-type="string">
            <text:p><text:span text:style-name="T5">Ex. 1)</text:span></text:p>
          </table:table-cell>
          <table:table-cell table:style-name="ce16"/>
          <table:table-cell table:style-name="ce21"/>
          <table:table-cell table:style-name="ce16" table:number-columns-repeated="2"/>
        </table:table-row>
        <table:table-row table:style-name="ro5">
          <table:table-cell table:style-name="ce6" office:value-type="string" calcext:value-type="string">
            <text:p>Método</text:p>
          </table:table-cell>
          <table:table-cell table:style-name="ce6" office:value-type="string" calcext:value-type="string">
            <text:p>Breve descrição</text:p>
          </table:table-cell>
          <table:table-cell table:style-name="ce22" office:value-type="string" calcext:value-type="string">
            <text:p>Vantagens</text:p>
          </table:table-cell>
          <table:table-cell table:style-name="ce6" office:value-type="string" calcext:value-type="string">
            <text:p>Desvantagens</text:p>
          </table:table-cell>
          <table:table-cell table:style-name="ce6" office:value-type="string" calcext:value-type="string">
            <text:p>Complexidade</text:p>
          </table:table-cell>
        </table:table-row>
        <table:table-row table:style-name="ro6">
          <table:table-cell table:style-name="ce7" office:value-type="string" calcext:value-type="string">
            <text:p>Bolha</text:p>
          </table:table-cell>
          <table:table-cell table:style-name="ce17" office:value-type="string" calcext:value-type="string">
            <text:p> Passa no arquivo e troca elementos adjacentes</text:p>
            <text:p>que estão fora de ordem, até os registros ficarem</text:p>
            <text:p>Ordenados.</text:p>
          </table:table-cell>
          <table:table-cell table:style-name="ce17" office:value-type="string" calcext:value-type="string">
            <text:p>Algoritmo simples</text:p>
            <text:p>Algoritmo estável</text:p>
          </table:table-cell>
          <table:table-cell table:style-name="ce17" office:value-type="string" calcext:value-type="string">
            <text:p>Não adaptável em termos de comparações</text:p>
            <text:p>Muitas trocas de itens</text:p>
          </table:table-cell>
          <table:table-cell table:style-name="ce29" office:value-type="string" calcext:value-type="string">
            <text:p>O(n²)</text:p>
          </table:table-cell>
        </table:table-row>
        <table:table-row table:style-name="ro7">
          <table:table-cell table:style-name="ce7" office:value-type="string" calcext:value-type="string">
            <text:p>Seleção</text:p>
          </table:table-cell>
          <table:table-cell table:style-name="ce17" office:value-type="string" calcext:value-type="string">
            <text:p> Seleção do n-ésimo menor (ou maior)</text:p>
            <text:p>elemento da lista e troca esse n-ésimo menor (ou maior) elemento com a n-ésima posição da lista</text:p>
            <text:p><text:span text:style-name="T12"> Uma única troca é realizada por vez.</text:span></text:p>
          </table:table-cell>
          <table:table-cell table:style-name="ce17" office:value-type="string" calcext:value-type="string">
            <text:p>Números de movimentos → O(n)</text:p>
            <text:p>Bom para arquivos muito grandes com número de elementos a ordenar pequenos</text:p>
          </table:table-cell>
          <table:table-cell table:style-name="ce17" office:value-type="string" calcext:value-type="string">
            <text:p>Não adaptável (não importa se o arquivo está ordenado).</text:p>
            <text:p>Algoritmo não é estável.</text:p>
          </table:table-cell>
          <table:table-cell table:style-name="ce29" office:value-type="string" calcext:value-type="string">
            <text:p>O(n²)</text:p>
          </table:table-cell>
        </table:table-row>
        <table:table-row table:style-name="ro8">
          <table:table-cell table:style-name="ce7" office:value-type="string" calcext:value-type="string">
            <text:p>Inserção</text:p>
          </table:table-cell>
          <table:table-cell table:style-name="ce17" office:value-type="string" calcext:value-type="string">
            <text:p>Parecido com o que o jogador de baralho faz:</text:p>
            <text:p>Cartas ordenadas da esquerda para a direita.</text:p>
            <text:p>Escolhe a carta e verifica se ela deveria estar antes ou onde está – caso devesse estar antes, ela vai para a posição que deveria no array que a antecede. Isso se repete até o final, da esquerda para direita.</text:p>
          </table:table-cell>
          <table:table-cell table:style-name="ce17" office:value-type="string" calcext:value-type="string">
            <text:p>É o mais interessante para números pequenos</text:p>
            <text:p>Para arquivos ordenados → O(n)</text:p>
            <text:p><text:span text:style-name="T12">Implementação simples</text:span></text:p>
            <text:p>Estável</text:p>
          </table:table-cell>
          <table:table-cell table:style-name="ce17" office:value-type="string" calcext:value-type="string">
            <text:p>Alto custo de movimentações de elementos no vetor</text:p>
          </table:table-cell>
          <table:table-cell table:style-name="ce29" office:value-type="string" calcext:value-type="string">
            <text:p>O(n²)</text:p>
          </table:table-cell>
        </table:table-row>
        <table:table-row table:style-name="ro9">
          <table:table-cell table:style-name="ce7" office:value-type="string" calcext:value-type="string">
            <text:p>Quick Sort</text:p>
          </table:table-cell>
          <table:table-cell table:style-name="ce17" office:value-type="string" calcext:value-type="string">
            <text:p>A idéia básica é dividir o problema de ordenar um conjunto com n itens em dois problemas menores.</text:p>
            <text:p>Os problemas menores são ordenados independentemente.</text:p>
            <text:p>Os resultados são combinados para produzir a solução final</text:p>
          </table:table-cell>
          <table:table-cell table:style-name="ce17" office:value-type="string" calcext:value-type="string">
            <text:p>Mais eficiente em diversas situações</text:p>
            <text:p>Caso médio com O(n log(n))</text:p>
            <text:p>Necessita apenas de uma pequena pilha como memória auxiliar</text:p>
            <text:p>Pior caso possui uma probabilidade muito pequena de ocorrer</text:p>
          </table:table-cell>
          <table:table-cell table:style-name="ce28" office:value-type="string" calcext:value-type="string">
            <text:p><text:span text:style-name="T18">Variação pior caso realiza O(n²) operações</text:span></text:p>
            <text:p><text:span text:style-name="T18">Implementação delicada e difícil</text:span></text:p>
            <text:p><text:span text:style-name="T18">Método não é estável.</text:span></text:p>
          </table:table-cell>
          <table:table-cell table:style-name="ce29" office:value-type="string" calcext:value-type="string">
            <text:p>O(n log(n))</text:p>
          </table:table-cell>
        </table:table-row>
        <table:table-row table:style-name="ro6">
          <table:table-cell table:style-name="ce7" office:value-type="string" calcext:value-type="string">
            <text:p>Mergesort</text:p>
          </table:table-cell>
          <table:table-cell table:style-name="ce17" office:value-type="string" calcext:value-type="string">
            <text:p>Método dividir para conquistar baseado em merging (intercalação)</text:p>
            <text:p>Combinação de dois vetores ordenados em um vetor maior que também já está ordenado</text:p>
          </table:table-cell>
          <table:table-cell table:style-name="ce17" office:value-type="string" calcext:value-type="string">
            <text:p>Seu custo é sempre O(n log(n))</text:p>
            <text:p>Não varia com entrada</text:p>
            <text:p>É estável</text:p>
            <text:p>Espaço extra de memória necessário é proporcional a n</text:p>
          </table:table-cell>
          <table:table-cell table:style-name="ce17" office:value-type="string" calcext:value-type="string">
            <text:p>Requer espaço extra proporcional a n.</text:p>
          </table:table-cell>
          <table:table-cell table:style-name="ce29" office:value-type="string" calcext:value-type="string">
            <text:p>O(n log(n))</text:p>
          </table:table-cell>
        </table:table-row>
        <table:table-row table:style-name="ro10">
          <table:table-cell table:style-name="ce7" office:value-type="string" calcext:value-type="string">
            <text:p>Heapsort</text:p>
          </table:table-cell>
          <table:table-cell table:style-name="ce17" office:value-type="string" calcext:value-type="string">
            <text:p>Estrutura de dados composta de chaves, que suporta duas operações principais: inserção de um novo item e remoção do item com a maior chave</text:p>
            <text:p>A chave de cada item reflete a prioridade em que se deve tratar aquele item</text:p>
          </table:table-cell>
          <table:table-cell table:style-name="ce17" office:value-type="string" calcext:value-type="string">
            <text:p>Método elegante e eficiente</text:p>
            <text:p>Não necessita de memória adicional</text:p>
            <text:p>Executa sempre em tempo proporcional a O(n log(n))</text:p>
          </table:table-cell>
          <table:table-cell table:style-name="ce17" office:value-type="string" calcext:value-type="string">
            <text:p>O anel interno do algoritmo é bastante complexo quando comparado com o do Quicksort</text:p>
            <text:p>Não é estável</text:p>
          </table:table-cell>
          <table:table-cell table:style-name="ce29" office:value-type="string" calcext:value-type="string">
            <text:p>O(n log(n))</text:p>
          </table:table-cell>
        </table:table-row>
        <table:table-row table:style-name="ro11">
          <table:table-cell table:style-name="ce7" office:value-type="string" calcext:value-type="string">
            <text:p>Shellsort</text:p>
          </table:table-cell>
          <table:table-cell table:style-name="ce17" office:value-type="string" calcext:value-type="string">
            <text:p>Extensão do algoritmo de ordenação por inserção</text:p>
            <text:p>Permite que itens separados por h posições sejam reanjados.</text:p>
            <text:p>Todo h-ésimo item leva a uma sequência ordenada.</text:p>
            <text:p>Quando h=1, o algoritmo é equivalente ao de inserção</text:p>
          </table:table-cell>
          <table:table-cell table:style-name="ce17" office:value-type="string" calcext:value-type="string">
            <text:p>Bom para ordenar um número moderado de elementos</text:p>
            <text:p>Bom para aplicações que não podem tolerar variações no tempo esperado de execução</text:p>
            <text:p>Quando encontra um arquivo parcialamente ordenado trabalha menos</text:p>
            <text:p>Implementação simples</text:p>
          </table:table-cell>
          <table:table-cell table:style-name="ce17" office:value-type="string" calcext:value-type="string">
            <text:p>O tempo de execução é sensível à ordem inicial da entrada</text:p>
            <text:p>Não é estável</text:p>
          </table:table-cell>
          <table:table-cell table:style-name="ce29" office:value-type="string" calcext:value-type="string">
            <text:p>O(n log(n)²)</text:p>
          </table:table-cell>
        </table:table-row>
        <table:table-row table:style-name="ro7">
          <table:table-cell table:style-name="ce7" office:value-type="string" calcext:value-type="string">
            <text:p>Counting sort</text:p>
          </table:table-cell>
          <table:table-cell table:style-name="ce17" office:value-type="string" calcext:value-type="string">
            <text:p>A idéia básica é determinar, para cada entrada de x, o número máximo de elementos menor que x. Isso pode ser usado para colocar o elemento x diretamente em sua posição na saída.</text:p>
          </table:table-cell>
          <table:table-cell table:style-name="ce17" office:value-type="string" calcext:value-type="string">
            <text:p>É estável.</text:p>
            <text:p>Possui complexidade linear</text:p>
          </table:table-cell>
          <table:table-cell table:style-name="ce17" office:value-type="string" calcext:value-type="string">
            <text:p>Necessita de memória auxiliar, logo, não é in-place</text:p>
          </table:table-cell>
          <table:table-cell table:style-name="ce29" office:value-type="string" calcext:value-type="string">
            <text:p>O(n)</text:p>
          </table:table-cell>
        </table:table-row>
        <table:table-row table:style-name="ro6">
          <table:table-cell table:style-name="ce7" office:value-type="string" calcext:value-type="string">
            <text:p>Bucket sort</text:p>
          </table:table-cell>
          <table:table-cell table:style-name="ce17" office:value-type="string" calcext:value-type="string">
            <text:p>Divide o vetor em um número finito de recipientes, onde cada recipiente é ordenado individualmente.</text:p>
            <text:p>Ao final, juntam-se os vetores e tem o vetor ordenado</text:p>
          </table:table-cell>
          <table:table-cell table:style-name="ce17" office:value-type="string" calcext:value-type="string">
            <text:p>Em seu caso médio, sua complexidade é linear.</text:p>
          </table:table-cell>
          <table:table-cell table:style-name="ce17" office:value-type="string" calcext:value-type="string">
            <text:p>No seu pior caso, sua complexidade é O(n²)</text:p>
          </table:table-cell>
          <table:table-cell table:style-name="ce17" office:value-type="string" calcext:value-type="string">
            <text:p>Pior caso: O(n²)</text:p>
            <text:p>Caso médio: O(n)</text:p>
          </table:table-cell>
        </table:table-row>
        <table:table-row table:style-name="ro7">
          <table:table-cell table:style-name="ce7" office:value-type="string" calcext:value-type="string">
            <text:p>Radix sort</text:p>
          </table:table-cell>
          <table:table-cell table:style-name="ce17" office:value-type="string" calcext:value-type="string">
            <text:p>Esse algoritmo ordena elementos processando seus bits.</text:p>
            <text:p>Da esquerda para direita (mais para menos significativo), ele vai selecionando os maiores e os menores bits para ordena-los.</text:p>
          </table:table-cell>
          <table:table-cell table:style-name="ce17" office:value-type="string" calcext:value-type="string">
            <text:p><text:span text:style-name="T12">É estável.</text:span></text:p>
            <text:p><text:span text:style-name="T12">Possui complexidade linear, mas maior do que das últimas 2 variações.</text:span></text:p>
          </table:table-cell>
          <table:table-cell table:style-name="ce17" office:value-type="string" calcext:value-type="string">
            <text:p>Sua implementação é mais complexa</text:p>
          </table:table-cell>
          <table:table-cell table:style-name="ce29" office:value-type="string" calcext:value-type="string">
            <text:p>O(n)</text:p>
          </table:table-cell>
        </table:table-row>
        <table:table-row table:style-name="ro5" table:number-rows-repeated="2">
          <table:table-cell table:style-name="ce8" table:number-columns-repeated="2"/>
          <table:table-cell table:style-name="ce23"/>
          <table:table-cell table:style-name="ce8" table:number-columns-repeated="2"/>
        </table:table-row>
        <table:table-row table:style-name="ro12">
          <table:table-cell table:style-name="ce9" office:value-type="string" calcext:value-type="string" table:number-columns-spanned="2" table:number-rows-spanned="1">
            <text:p>Ex. 2)</text:p>
          </table:table-cell>
          <table:covered-table-cell table:style-name="ce8"/>
          <table:table-cell table:style-name="ce23"/>
          <table:table-cell table:style-name="ce8" table:number-columns-repeated="2"/>
        </table:table-row>
        <table:table-row table:style-name="ro13">
          <table:table-cell table:style-name="ce10" office:value-type="string" calcext:value-type="string" table:number-columns-spanned="2" table:number-rows-spanned="1">
            <text:p>A) BOLHA:</text:p>
          </table:table-cell>
          <table:covered-table-cell table:style-name="ce18"/>
          <table:table-cell table:style-name="ce24" office:value-type="string" calcext:value-type="string" table:number-columns-spanned="3" table:number-rows-spanned="10">
            <text:p><text:span text:style-name="T6">D) QUICKSORT:</text:span></text:p>
            <text:p><text:span text:style-name="T6"/></text:p>
            <text:p><text:span text:style-name="T6">pivot = 0; subvector = 0 0 0 8 1 5 4 8 0 </text:span></text:p>
            <text:p><text:span text:style-name="T6">pivot = 0; subvector = 0 0 </text:span></text:p>
            <text:p><text:span text:style-name="T6">pivot = 4; subvector = 2 1 0 4 8 5 </text:span></text:p>
            <text:p><text:span text:style-name="T6">pivot = 1; subvector = 0 1 </text:span></text:p>
            <text:p><text:span text:style-name="T6">pivot = 5; subvector = 5 8 </text:span></text:p>
            <text:p><text:span text:style-name="T6">pivot = 8; subvector = 8 </text:span></text:p>
          </table:table-cell>
          <table:covered-table-cell table:number-columns-repeated="2" table:style-name="ce8"/>
        </table:table-row>
        <table:table-row table:style-name="ro5">
          <table:table-cell table:style-name="ce11" office:value-type="string" calcext:value-type="string" table:number-columns-spanned="2" table:number-rows-spanned="9">
            <text:p><text:span text:style-name="T6">[i = 0] 0 1 2 0 5 4 8 0 0 8 </text:span></text:p>
            <text:p><text:span text:style-name="T6">[i = 1] 0 1 0 2 4 5 0 0 8 8 </text:span></text:p>
            <text:p><text:span text:style-name="T6">[i = 2] 0 0 1 2 4 0 0 5 8 8 </text:span></text:p>
            <text:p><text:span text:style-name="T6">[i = 3] 0 0 1 2 0 0 4 5 8 8 </text:span></text:p>
            <text:p><text:span text:style-name="T6">[i = 4] 0 0 1 0 0 2 4 5 8 8 </text:span></text:p>
            <text:p><text:span text:style-name="T6">[i = 5] 0 0 0 0 1 2 4 5 8 8 </text:span></text:p>
            <text:p><text:span text:style-name="T6">[i = 6] 0 0 0 0 1 2 4 5 8 8 </text:span></text:p>
            <text:p><text:span text:style-name="T6">[i = 7] 0 0 0 0 1 2 4 5 8 8 </text:span></text:p>
            <text:p><text:span text:style-name="T6">[i = 8] 0 0 0 0 1 2 4 5 8 8 </text:span></text:p>
          </table:table-cell>
          <table:covered-table-cell table:style-name="ce19"/>
          <table:covered-table-cell table:style-name="ce25"/>
          <table:covered-table-cell table:number-columns-repeated="2" table:style-name="ce8"/>
        </table:table-row>
        <table:table-row table:style-name="ro5">
          <table:covered-table-cell table:style-name="ce12" office:value-type="string" calcext:value-type="string">
            <text:p>[i = 1] 0 1 0 2 4 5 0 0 8 8 </text:p>
          </table:covered-table-cell>
          <table:covered-table-cell table:style-name="ce19"/>
          <table:covered-table-cell table:style-name="ce25" office:value-type="string" calcext:value-type="string">
            <text:p>pivot = 0; subvector = 0 0 0 8 1 5 4 8 0 </text:p>
          </table:covered-table-cell>
          <table:covered-table-cell table:number-columns-repeated="2" table:style-name="ce8"/>
        </table:table-row>
        <table:table-row table:style-name="ro5">
          <table:covered-table-cell table:style-name="ce12" office:value-type="string" calcext:value-type="string">
            <text:p>[i = 2] 0 0 1 2 4 0 0 5 8 8 </text:p>
          </table:covered-table-cell>
          <table:covered-table-cell table:style-name="ce19"/>
          <table:covered-table-cell table:style-name="ce25" office:value-type="string" calcext:value-type="string">
            <text:p>pivot = 0; subvector = 0 0 </text:p>
          </table:covered-table-cell>
          <table:covered-table-cell table:number-columns-repeated="2" table:style-name="ce8"/>
        </table:table-row>
        <table:table-row table:style-name="ro5">
          <table:covered-table-cell table:style-name="ce12" office:value-type="string" calcext:value-type="string">
            <text:p>[i = 3] 0 0 1 2 0 0 4 5 8 8 </text:p>
          </table:covered-table-cell>
          <table:covered-table-cell table:style-name="ce19"/>
          <table:covered-table-cell table:style-name="ce25" office:value-type="string" calcext:value-type="string">
            <text:p>pivot = 4; subvector = 2 1 0 4 8 5 </text:p>
          </table:covered-table-cell>
          <table:covered-table-cell table:number-columns-repeated="2" table:style-name="ce8"/>
        </table:table-row>
        <table:table-row table:style-name="ro5">
          <table:covered-table-cell table:style-name="ce12" office:value-type="string" calcext:value-type="string">
            <text:p>[i = 4] 0 0 1 0 0 2 4 5 8 8 </text:p>
          </table:covered-table-cell>
          <table:covered-table-cell table:style-name="ce19"/>
          <table:covered-table-cell table:style-name="ce25" office:value-type="string" calcext:value-type="string">
            <text:p>pivot = 1; subvector = 0 1 </text:p>
          </table:covered-table-cell>
          <table:covered-table-cell table:number-columns-repeated="2" table:style-name="ce8"/>
        </table:table-row>
        <table:table-row table:style-name="ro5">
          <table:covered-table-cell table:style-name="ce12" office:value-type="string" calcext:value-type="string">
            <text:p>[i = 5] 0 0 0 0 1 2 4 5 8 8 </text:p>
          </table:covered-table-cell>
          <table:covered-table-cell table:style-name="ce19"/>
          <table:covered-table-cell table:style-name="ce25" office:value-type="string" calcext:value-type="string">
            <text:p>pivot = 5; subvector = 5 8 </text:p>
          </table:covered-table-cell>
          <table:covered-table-cell table:number-columns-repeated="2" table:style-name="ce8"/>
        </table:table-row>
        <table:table-row table:style-name="ro5">
          <table:covered-table-cell table:style-name="ce12" office:value-type="string" calcext:value-type="string">
            <text:p>[i = 6] 0 0 0 0 1 2 4 5 8 8 </text:p>
          </table:covered-table-cell>
          <table:covered-table-cell table:style-name="ce19"/>
          <table:covered-table-cell table:style-name="ce25" office:value-type="string" calcext:value-type="string">
            <text:p>pivot = 8; subvector = 8 </text:p>
          </table:covered-table-cell>
          <table:covered-table-cell table:number-columns-repeated="2" table:style-name="ce8"/>
        </table:table-row>
        <table:table-row table:style-name="ro5">
          <table:covered-table-cell table:style-name="ce12" office:value-type="string" calcext:value-type="string">
            <text:p>[i = 7] 0 0 0 0 1 2 4 5 8 8 </text:p>
          </table:covered-table-cell>
          <table:covered-table-cell table:style-name="ce19"/>
          <table:covered-table-cell table:style-name="ce23"/>
          <table:covered-table-cell table:number-columns-repeated="2" table:style-name="ce8"/>
        </table:table-row>
        <table:table-row table:style-name="ro5">
          <table:covered-table-cell table:style-name="ce13" office:value-type="string" calcext:value-type="string">
            <text:p>[i = 8] 0 0 0 0 1 2 4 5 8 8 </text:p>
          </table:covered-table-cell>
          <table:covered-table-cell table:style-name="ce20"/>
          <table:covered-table-cell table:style-name="ce23"/>
          <table:covered-table-cell table:number-columns-repeated="2" table:style-name="ce8"/>
        </table:table-row>
        <table:table-row table:style-name="ro5" table:number-rows-repeated="2">
          <table:table-cell table:style-name="ce8" table:number-columns-repeated="2"/>
          <table:table-cell table:style-name="ce23"/>
          <table:table-cell table:style-name="ce8" table:number-columns-repeated="2"/>
        </table:table-row>
        <table:table-row table:style-name="ro5">
          <table:table-cell table:style-name="ce14" office:value-type="string" calcext:value-type="string" table:number-columns-spanned="2" table:number-rows-spanned="11">
            <text:p><text:span text:style-name="T7">B) SELEÇÃO:</text:span></text:p>
            <text:p><text:span text:style-name="T7">[i = 0] 0 2 1 8 0 5 4 8 0 0 </text:span></text:p>
            <text:p><text:span text:style-name="T7">[i = 1] 0 0 1 8 2 5 4 8 0 0 </text:span></text:p>
            <text:p><text:span text:style-name="T7">[i = 2] 0 0 0 8 2 5 4 8 1 0 </text:span></text:p>
            <text:p><text:span text:style-name="T7">[i = 3] 0 0 0 0 2 5 4 8 1 8 </text:span></text:p>
            <text:p><text:span text:style-name="T7">[i = 4] 0 0 0 0 1 5 4 8 2 8 </text:span></text:p>
            <text:p><text:span text:style-name="T7">[i = 5] 0 0 0 0 1 2 4 8 5 8 </text:span></text:p>
            <text:p><text:span text:style-name="T7">[i = 6] 0 0 0 0 1 2 4 8 5 8 </text:span></text:p>
            <text:p><text:span text:style-name="T7">[i = 7] 0 0 0 0 1 2 4 5 8 8 </text:span></text:p>
            <text:p><text:span text:style-name="T7">[i = 8] 0 0 0 0 1 2 4 5 8 8 </text:span></text:p>
          </table:table-cell>
          <table:covered-table-cell table:style-name="ce8"/>
          <table:table-cell table:style-name="ce26" office:value-type="string" calcext:value-type="string" table:number-columns-spanned="3" table:number-rows-spanned="11">
            <text:p><text:span text:style-name="T13">E) HEAPSORT:</text:span></text:p>
            <text:p><text:span text:style-name="T14"/><text:span text:style-name="T14">[iteration 0] 0 8 2 5 0 0 1 4 0 0 </text:span></text:p>
            <text:p><text:span text:style-name="T15">[iteration 1] 0 5 2 4 0 0 1 0 0 8 </text:span></text:p>
            <text:p><text:span text:style-name="T16">[iteration 2] 0 4 2 1 0 0 0 0 5 8 </text:span></text:p>
            <text:p><text:span text:style-name="T15">[iteration 3] 0 2 0 1 0 0 0 4 5 8 </text:span></text:p>
            <text:p><text:span text:style-name="T17">[iteration 4] 0 1 0 0 0 0 2 4 5 8 </text:span></text:p>
            <text:p><text:span text:style-name="T15">[iteration 5] 0 0 0 0 0 1 2 4 5 8 </text:span></text:p>
            <text:p><text:span text:style-name="T13">[iteration 6] 0 0 0 0 0 1 2 4 5 8 </text:span></text:p>
            <text:p><text:span text:style-name="T15">[iteration 7] 0 0 0 0 0 1 2 4 5 8 </text:span></text:p>
            <text:p><text:span text:style-name="T16">[iteration 8] 0 0 0 0 0 1 2 4 5 8 </text:span></text:p>
          </table:table-cell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14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 table:number-rows-repeated="2">
          <table:table-cell table:style-name="ce8" table:number-columns-repeated="2"/>
          <table:table-cell table:style-name="ce23"/>
          <table:table-cell table:style-name="ce8" table:number-columns-repeated="2"/>
        </table:table-row>
        <table:table-row table:style-name="ro5">
          <table:table-cell table:style-name="ce15" office:value-type="string" calcext:value-type="string" table:number-columns-spanned="5" table:number-rows-spanned="9">
            <text:p><text:span text:style-name="T8">C) INSERÇÃO:</text:span></text:p>
            <text:p><text:span text:style-name="T9"/></text:p>
            <text:p><text:span text:style-name="T10">[i = 1] 0 2 1 8 0 5 4 8 0 0     [i = 6] 0 0 1 2 4 5 8 8 0 0</text:span></text:p>
            <text:p><text:span text:style-name="T10">[i = 2] 0 1 2 8 0 5 4 8 0 0     [i = 7] 0 0 1 2 4 5 8 8 0 0 </text:span></text:p>
            <text:p><text:span text:style-name="T10">[i = 3] 0 1 2 8 0 5 4 8 0 0     [i = 8] 0 0 0 1 2 4 5 8 8 0</text:span></text:p>
            <text:p><text:span text:style-name="T10">[i = 4] 0 0 1 2 8 5 4 8 0 0     [i = 9] 0 0 0 0 1 2 4 5 8 8 </text:span></text:p>
            <text:p><text:span text:style-name="T11">[i = 5] 0 0 1 2 5 8 4 8 0 0  </text:span></text:p>
          </table:table-cell>
          <table:covered-table-cell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covered-table-cell table:number-columns-repeated="2" table:style-name="ce8"/>
          <table:covered-table-cell table:style-name="ce23"/>
          <table:covered-table-cell table:number-columns-repeated="2" table:style-name="ce8"/>
        </table:table-row>
        <table:table-row table:style-name="ro5">
          <table:table-cell table:style-name="ce8" table:number-columns-repeated="2"/>
          <table:table-cell table:style-name="ce23"/>
          <table:table-cell table:style-name="ce8" table:number-columns-repeated="2"/>
        </table:table-row>
        <table:table-row table:style-name="ro15">
          <table:table-cell table:style-name="ce8" table:number-columns-repeated="2"/>
          <table:table-cell table:style-name="ce23"/>
          <table:table-cell table:style-name="ce8" table:number-columns-repeated="2"/>
        </table:table-row>
        <table:table-row table:style-name="ro5" table:number-rows-repeated="2">
          <table:table-cell table:style-name="ce8" table:number-columns-repeated="2"/>
          <table:table-cell table:style-name="ce23"/>
          <table:table-cell table:style-name="ce8" table:number-columns-repeated="2"/>
        </table:table-row>
        <table:table-row table:style-name="ro5" table:number-rows-repeated="1048518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14:35:39.158383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6:02:10.846189887</meta:creation-date>
    <dc:date>2019-06-16T08:14:40.495648875</dc:date>
    <meta:editing-duration>PT1H52M</meta:editing-duration>
    <meta:editing-cycles>3</meta:editing-cycles>
    <meta:generator>LibreOffice/6.0.7.3$Linux_X86_64 LibreOffice_project/00m0$Build-3</meta:generator>
    <meta:document-statistic meta:table-count="1" meta:cell-count="81" meta:object-count="0"/>
  </office:meta>
</office:document-meta>
</file>